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3" style:family="table">
      <style:table-properties style:width="7.669cm" table:align="center"/>
    </style:style>
    <style:style style:name="Tabella3.A" style:family="table-column">
      <style:table-column-properties style:column-width="2.459cm"/>
    </style:style>
    <style:style style:name="Tabella3.B" style:family="table-column">
      <style:table-column-properties style:column-width="2.591cm"/>
    </style:style>
    <style:style style:name="Tabella3.C" style:family="table-column">
      <style:table-column-properties style:column-width="2.619cm"/>
    </style:style>
    <style:style style:name="Tabell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3.C1" style:family="table-cell">
      <style:table-cell-properties fo:background-color="#e6e6e6" fo:padding="0.097cm" fo:border="0.002cm solid #000000">
        <style:background-image/>
      </style:table-cell-properties>
    </style:style>
    <style:style style:name="Tabella3.A2" style:family="table-cell">
      <style:table-cell-properties fo:padding="0.097cm" fo:border-left="0.002cm solid #000000" fo:border-right="none" fo:border-top="none" fo:border-bottom="0.002cm solid #000000"/>
    </style:style>
    <style:style style:name="Tabella3.C2" style:family="table-cell">
      <style:table-cell-properties fo:padding="0.097cm" fo:border-left="0.002cm solid #000000" fo:border-right="0.002cm solid #000000" fo:border-top="none" fo:border-bottom="0.002cm solid #000000"/>
    </style:style>
    <style:style style:name="Tabella1" style:family="table">
      <style:table-properties style:width="17cm" table:align="margins"/>
    </style:style>
    <style:style style:name="Tabella1.A" style:family="table-column">
      <style:table-column-properties style:column-width="4.249cm" style:rel-column-width="16383*"/>
    </style:style>
    <style:style style:name="Tabella1.D" style:family="table-column">
      <style:table-column-properties style:column-width="4.25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P1" style:family="paragraph" style:parent-style-name="Heading">
      <style:paragraph-properties fo:text-align="center"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ext_20_body" style:master-page-name="">
      <style:paragraph-properties fo:margin-top="0.3cm" fo:margin-bottom="0.31cm" style:page-number="auto" fo:background-color="#ffff00" fo:padding="0.049cm" fo:border="0.088cm solid #800000" style:shadow="none">
        <style:background-image/>
      </style:paragraph-properties>
    </style:style>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6" style:family="paragraph" style:parent-style-name="Standard">
      <style:paragraph-properties fo:margin-left="1.251cm" fo:margin-right="0cm" fo:keep-together="always" fo:text-indent="0cm" style:auto-text-indent="false" fo:background-color="transparent" fo:keep-with-next="always">
        <style:background-image/>
      </style:paragraph-properties>
    </style:style>
    <style:style style:name="P7" style:family="paragraph" style:parent-style-name="Text_20_body" style:master-page-name="">
      <style:paragraph-properties fo:keep-together="always" style:page-number="auto" fo:background-color="transparent" fo:keep-with-next="always">
        <style:background-image/>
      </style:paragraph-properties>
    </style:style>
    <style:style style:name="P8" style:family="paragraph" style:parent-style-name="Text_20_body">
      <style:paragraph-properties fo:text-align="center" style:justify-single-word="fals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119712000" text:id="ct119712000">
          <text:insertion>
            <office:change-info>
              <dc:creator>Luca Bernardini</dc:creator>
              <dc:date>2011-10-11T08:19:00</dc:date>
            </office:change-info>
          </text:insertion>
        </text:changed-region>
        <text:changed-region xml:id="ct119712104" text:id="ct119712104">
          <text:insertion>
            <office:change-info>
              <dc:creator>Luca Bernardini</dc:creator>
              <dc:date>2011-10-11T08:19:00</dc:date>
            </office:change-info>
          </text:insertion>
        </text:changed-region>
        <text:changed-region xml:id="ct119712312" text:id="ct119712312">
          <text:deletion>
            <office:change-info>
              <dc:creator>Luca Bernardini</dc:creator>
              <dc:date>2011-10-25T07:01:00</dc:date>
            </office:change-info>
            <text:p text:style-name="Text_20_body"><text:span text:style-name="T1">Operatore</text:span></text:p>
          </text:deletion>
        </text:changed-region>
        <text:changed-region xml:id="ct119712416" text:id="ct119712416">
          <text:insertion>
            <office:change-info>
              <dc:creator>Luca Bernardini</dc:creator>
              <dc:date>2011-10-25T07:01:00</dc:date>
            </office:change-info>
          </text:insertion>
        </text:changed-region>
        <text:changed-region xml:id="ct119712520" text:id="ct119712520">
          <text:insertion>
            <office:change-info>
              <dc:creator>Luca Bernardini</dc:creator>
              <dc:date>2011-10-25T07:58:00</dc:date>
            </office:change-info>
          </text:insertion>
        </text:changed-region>
        <text:changed-region xml:id="ct119712624" text:id="ct119712624">
          <text:deletion>
            <office:change-info>
              <dc:creator>Luca Bernardini</dc:creator>
              <dc:date>2011-10-25T07:58:00</dc:date>
            </office:change-info>
            <text:p text:style-name="Table_20_Contents">8</text:p>
          </text:deletion>
        </text:changed-region>
        <text:changed-region xml:id="ct120555520" text:id="ct120555520">
          <text:insertion>
            <office:change-info>
              <dc:creator>Luca Bernardini</dc:creator>
              <dc:date>2011-10-25T07:58:00</dc:date>
            </office:change-info>
          </text:insertion>
        </text:changed-region>
        <text:changed-region xml:id="ct120555624" text:id="ct120555624">
          <text:deletion>
            <office:change-info>
              <dc:creator>Luca Bernardini</dc:creator>
              <dc:date>2011-10-25T07:58:00</dc:date>
            </office:change-info>
            <text:p text:style-name="Table_20_Contents">19</text:p>
          </text:deletion>
        </text:changed-region>
        <text:changed-region xml:id="ct120555728" text:id="ct120555728">
          <text:insertion>
            <office:change-info>
              <dc:creator>Luca Bernardini</dc:creator>
              <dc:date>2011-10-11T14:05:00</dc:date>
            </office:change-info>
          </text:insertion>
        </text:changed-region>
        <text:changed-region xml:id="ct120555832" text:id="ct120555832">
          <text:insertion>
            <office:change-info>
              <dc:creator>Luca Bernardini</dc:creator>
              <dc:date>2011-10-18T07:19:00</dc:date>
            </office:change-info>
          </text:insertion>
        </text:changed-region>
        <text:changed-region xml:id="ct120555936" text:id="ct120555936">
          <text:format-change>
            <office:change-info>
              <dc:creator>Luca Bernardini</dc:creator>
              <dc:date>2011-10-16T18:33:00</dc:date>
            </office:change-info>
          </text:format-change>
        </text:changed-region>
        <text:changed-region xml:id="ct120556248" text:id="ct120556248">
          <text:insertion>
            <office:change-info>
              <dc:creator>Luca Bernardini</dc:creator>
              <dc:date>2011-10-17T08: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UMEN</text:p>
      <text:p text:style-name="P1">ANALISI FUNZIONALE<text:change-start text:change-id="ct119712000"/></text:p>
      <text:p text:style-name="P8">versione documento 1.1<text:change-end text:change-id="ct119712000"/></text:p>
      <text:h text:style-name="Heading_20_1" text:outline-level="1">VARIE</text:h>
      <text:p text:style-name="Text_20_body">Il programma gira anche senza i permessi di amministratore (come utente normale). L'installazione e la configurazione, invece sono riservate ad un utente con privilegi superiori.</text:p>
      <text:p text:style-name="Text_20_body">Il programma gestisce diversi formati grafici delle foto. Non solo JPG ma anche BMP, Tiff, RAW (forse).<text:change-start text:change-id="ct119712104"/></text:p>
      <text:p text:style-name="Text_20_body">Controllare che il programma non vada in esecuzione più di una volta.<text:change-end text:change-id="ct119712104"/></text:p>
      <text:h text:style-name="Heading_20_1" text:outline-level="1">DATABASE</text:h>
      <text:p text:style-name="Text_20_body">La procedura può funzionare sia con un database embedded (Sql-Server CE Compact Edition) che con una versione server dedicato come Sql-Server oppure MySql.</text:p>
      <text:h text:style-name="Heading_20_1" text:outline-level="1">SETTAGGI UTENTE</text:h>
      <text:p text:style-name="Text_20_body">Alcuni settaggi ed opzioni del programma, sono modificabili dall'utente. Per tanto occorre prevedere una apposita gestione. </text:p>
      <text:p text:style-name="Text_20_body">Alcuni settaggi sono modificabili solo dall'amministratore, invece altri sono liberi a chiunque.</text:p>
      <text:p text:style-name="Text_20_body">Prevedere una funzione di import/export della configurazione per poterla replicare velocemente in un altro computer.</text:p>
      <text:h text:style-name="Heading_20_1" text:outline-level="1">SCARICO RULLINI</text:h>
      <text:p text:style-name="Text_20_body">La flash card viene rilevata automaticamente. Non è necessario configurare le lettere delle unità da ascoltare. In ogni caso si può scaricare da una cartella qualsiasi a richiesta.</text:p>
      <text:p text:style-name="Text_20_body">Lo <text:span text:style-name="T3">scaricamento</text:span> dei rullini avviene<text:span text:style-name="T7"> </text:span><text:span text:style-name="T8">in background</text:span> in modo da non bloccare l'utente che deve continuare a lavorare.</text:p>
      <text:p text:style-name="Text_20_body">Lo scaricamento dei rullini è <text:span text:style-name="T3">molto rapido</text:span>. Una volta inserita la flash card, vengono trasferiti solo i files sull'hard disk. Non appena conclusa questa operazione, la card può essere rimossa per poter liberare il fotografo.</text:p>
      <text:p text:style-name="Text_20_body">Le successive <text:span text:style-name="T3">operazioni di archiviazione</text:span><text:span text:style-name="T9"> </text:span>vanno effettuate <text:span text:style-name="T3">in background</text:span>.</text:p>
      <text:p text:style-name="Text_20_body">Le <text:span text:style-name="T4">foto scaricate</text:span> sono memorizzate in una apposita tabella per i report di controllo (Giorno/Operatore/Totale foto scaricate). Viene memorizzato solo il totale giornaliero e non il dettaglio delle singole foto.</text:p>
      <text:p text:style-name="Text_20_body">Sulla flash card verrà memorizzato un file XML con indicato il fotografo che l'ha usata per l'ultima volta. Questo verrà riproposto al successivo scaricamento.</text:p>
      <text:p text:style-name="Text_20_body">In questa fase si possono impostare:</text:p>
      <text:list xml:id="list27445231" text:style-name="L1">
        <text:list-item>
          <text:p text:style-name="P9">Fotografo (proposto in automatico)</text:p>
        </text:list-item>
        <text:list-item>
          <text:p text:style-name="P9">Fase del giorno (Mattino / Pomeriggio / Sera) proposto in automatico</text:p>
        </text:list-item>
        <text:list-item>
          <text:p text:style-name="P9">Evento (sempre vuoto)</text:p>
        </text:list-item>
        <text:list-item>
          <text:p text:style-name="P9"><text:soft-page-break/>Didascalia (sempre vuota)</text:p>
        </text:list-item>
      </text:list>
      <text:p text:style-name="Standard">Le foto scaricate NON vengono rinominate. Mantengono lo stesso nome che hanno originariamente dentro la fotocamera.</text:p>
      <text:h text:style-name="Heading_20_1" text:outline-level="1">ARCHIVIAZIONE</text:h>
      <text:p text:style-name="Text_20_body">Le foto vengono archiviate in una cartella con questa struttura:</text:p>
      <text:p text:style-name="P7"><text:span text:style-name="T5">root</text:span> &gt; 2011-12-31 &gt; FOTOGRAFO &gt; .Thumb</text:p>
      <text:p text:style-name="P6">root<text:tab/><text:tab/>= la cartella di partenza configurabile nei settaggi utente.</text:p>
      <text:p text:style-name="P6">2011-12-31<text:tab/>= la cartella del giorno lavorativo</text:p>
      <text:p text:style-name="P6">FOTOGRAFO= la cartella con l'IDentificativo del fotografo</text:p>
      <text:p text:style-name="P6">.Thumb<text:tab/>= la cartella contenente i provini</text:p>
      <text:h text:style-name="Heading_20_2" text:outline-level="2">Numerazione</text:h>
      <text:p text:style-name="Text_20_body">Le foto vanno numerate in modo da permettere al cliente di ordinare la sua foto.</text:p>
      <text:p text:style-name="Text_20_body">La numerazione è automatica e progressiva con un solo numero intero.</text:p>
      <text:p text:style-name="Text_20_body">Nelle opzioni del programma, ci sarà un indicatore che stabilisce quando viene riazzerato il contatore (per esempio si potrà scegliere se azzerarlo ogni <text:span text:style-name="T6">n</text:span>-giorni (per esempio ogni n=7 giorni, significa che parte da 1 e va avanti fino alla fine della settimana. Poi riparte).</text:p>
      <text:h text:style-name="Heading_20_2" text:outline-level="2">Eliminare rullini vecchi</text:h>
      <text:p text:style-name="Text_20_body">Trascorso un periodo di tempo configurabile di giorni, la procedura propone la cancellazione di rullini vecchi. Se l'utente conferma, vengono rimosse tutte le foto da disco e le informazioni sul database non più utili.</text:p>
      <text:h text:style-name="Heading_20_2" text:outline-level="2">Provini</text:h>
      <text:p text:style-name="Text_20_body">I provini devono essere molto piccoli per permettere elaborazioni veloci (circa 300 pixel).</text:p>
      <text:p text:style-name="Text_20_body">Per poter visualizzare 1 foto a schermo pieno, dobbiamo probabilmente creare anche un secondo provino della dimensione adatta da un monitor (circa 1024 oppure 1280).<text:line-break/>Questa soluzione è da discutere con Ciccio perché non sembrava daccordo.</text:p>
      <text:h text:style-name="Heading_20_1" text:outline-level="1">FILTRO RICERCA</text:h>
      <text:p text:style-name="Text_20_body">Il filtro di ricerca si basa su attributi della singola foto. E' possibile filtrare per:</text:p>
      <text:p text:style-name="Text_20_body"><text:span text:style-name="T1">Evento</text:span>: esiste una apposita tabella dove indicare gli eventi <text:s/>(uno o più).</text:p>
      <text:p text:style-name="Text_20_body"><text:span text:style-name="T1">Didascalia</text:span>: scritta a piacere da associare alla foto (una o più).</text:p>
      <text:p text:style-name="Text_20_body"><text:change text:change-id="ct119712312"/><text:change-start text:change-id="ct119712416"/><text:span text:style-name="T1">Fotografo</text:span><text:change-end text:change-id="ct119712416"/>: viene determinato in fase di scaricamento della card (uno o più)</text:p>
      <text:p text:style-name="Text_20_body"><text:span text:style-name="T1">Fase del giorno</text:span>: può valere Mattina / Pomeriggio / Sera (viene proposta in base all'orario di sistema e si può modificare in fase di scaricamento). I valori sono:</text:p>
      <table:table table:name="Tabella3" table:style-name="Tabella3">
        <table:table-column table:style-name="Tabella3.A"/>
        <table:table-column table:style-name="Tabella3.B"/>
        <table:table-column table:style-name="Tabella3.C"/>
        <table:table-row>
          <table:table-cell table:style-name="Tabella3.A1" office:value-type="string">
            <text:p text:style-name="P2">Dalle ore</text:p>
          </table:table-cell>
          <table:table-cell table:style-name="Tabella3.A1" office:value-type="string">
            <text:p text:style-name="P2">Alle ore</text:p>
          </table:table-cell>
          <table:table-cell table:style-name="Tabella3.C1" office:value-type="string">
            <text:p text:style-name="P2">Proposta</text:p>
          </table:table-cell>
        </table:table-row>
        <table:table-row>
          <table:table-cell table:style-name="Tabella3.A2" office:value-type="string">
            <text:p text:style-name="Table_20_Contents">05:00</text:p>
          </table:table-cell>
          <table:table-cell table:style-name="Tabella3.A2" office:value-type="string">
            <text:p text:style-name="Table_20_Contents">13:59</text:p>
          </table:table-cell>
          <table:table-cell table:style-name="Tabella3.C2" office:value-type="string">
            <text:p text:style-name="Table_20_Contents">Mattina</text:p>
          </table:table-cell>
        </table:table-row>
        <table:table-row>
          <table:table-cell table:style-name="Tabella3.A2" office:value-type="string">
            <text:p text:style-name="Table_20_Contents">14:00</text:p>
          </table:table-cell>
          <table:table-cell table:style-name="Tabella3.A2" office:value-type="string">
            <text:p text:style-name="Table_20_Contents">1<text:change-start text:change-id="ct119712520"/>9<text:change-end text:change-id="ct119712520"/><text:change text:change-id="ct119712624"/>:59</text:p>
          </table:table-cell>
          <table:table-cell table:style-name="Tabella3.C2" office:value-type="string">
            <text:p text:style-name="Table_20_Contents">Pomeriggio</text:p>
          </table:table-cell>
        </table:table-row>
        <table:table-row>
          <table:table-cell table:style-name="Tabella3.A2" office:value-type="string">
            <text:p text:style-name="Table_20_Contents"><text:change-start text:change-id="ct120555520"/>20<text:change-end text:change-id="ct120555520"/><text:change text:change-id="ct120555624"/>:00</text:p>
          </table:table-cell>
          <table:table-cell table:style-name="Tabella3.A2" office:value-type="string">
            <text:p text:style-name="Table_20_Contents">04:59</text:p>
          </table:table-cell>
          <table:table-cell table:style-name="Tabella3.C2" office:value-type="string">
            <text:p text:style-name="Table_20_Contents">Sera</text:p>
          </table:table-cell>
        </table:table-row>
      </table:table>
      <text:p text:style-name="Text_20_body"/>
      <text:p text:style-name="Text_20_body"><text:soft-page-break/><text:span text:style-name="T1">Giornata</text:span> : viene stabilita in base alla data corrente di sistema con la correzione della fase del giorno. (dal..al..).</text:p>
      <text:p text:style-name="Text_20_body"><text:span text:style-name="T1">Numero del fotogramma</text:span>: Viene attributo in fase di scaricamento (dal ..al).</text:p>
      <text:p text:style-name="Text_20_body">Se non viene indicato neanche un filtro, il programma non estrarrà nessuna fotografia. Se viene indicato almeno un filtro, il programma estrarrà tutte le foto che soddisfano il filtro. Se il risultato è molto grande (per esempio estraggo 10000 foto, il programma dovrà gestite un sistema di <text:span text:style-name="T1">paginazione dei risultati</text:span> in modo da non causare il consumo di tutta la memoria del sistema).</text:p>
      <text:p text:style-name="Text_20_body">Siccome il risultato della ricerca può includere molte foto<text:change-start text:change-id="ct120555728"/> occorre gestire la paginazione ma solo quando serve veramente.<text:change-end text:change-id="ct120555728"/></text:p>
      <text:h text:style-name="Heading_20_1" text:outline-level="1">MODIFICHE GRAFICHE</text:h>
      <text:p text:style-name="P3">Per migliorare la velocità, le modifiche grafiche vanno applicate solo sul provino.<text:line-break/>Vanno quindi memorizzate e poi ripetute nello stesso ordine sulla foto originale prima di andare in stampa.</text:p>
      <text:p text:style-name="Text_20_body">Le modifiche grafiche più strane, vengono effettuate attraverso un programma esterno (Gimp). Il programma deve lanciare l'eseguibile esterno e catturare poi di ritorno la foto modificata.</text:p>
      <text:p text:style-name="Text_20_body">Alcune modifiche grafiche, possono essere applicate sulla singola foto, oppure su tutte quelle selezionate.</text:p>
      <text:p text:style-name="Text_20_body">Le modifiche seguenti modifiche grafiche sono invece implementate dentro il programma e sono:</text:p>
      <table:table table:name="Tabella1" table:style-name="Tabella1">
        <table:table-column table:style-name="Tabella1.A" table:number-columns-repeated="3"/>
        <table:table-column table:style-name="Tabella1.D"/>
        <table:table-row>
          <table:table-cell table:style-name="Tabella1.A1" office:value-type="string">
            <text:p text:style-name="Table_20_Contents">Ritaglia (crop)</text:p>
          </table:table-cell>
          <table:table-cell table:style-name="Tabella1.A1" office:value-type="string">
            <text:p text:style-name="Table_20_Contents">Luminosità e Contrasto</text:p>
          </table:table-cell>
          <table:table-cell table:style-name="Tabella1.A1" office:value-type="string">
            <text:p text:style-name="Table_20_Contents">Ruota</text:p>
          </table:table-cell>
          <table:table-cell table:style-name="Tabella1.D1" office:value-type="string">
            <text:p text:style-name="Table_20_Contents">Bianco nero</text:p>
          </table:table-cell>
        </table:table-row>
        <table:table-row>
          <table:table-cell table:style-name="Tabella1.A2" office:value-type="string">
            <text:p text:style-name="Table_20_Contents">Seppia</text:p>
          </table:table-cell>
          <table:table-cell table:style-name="Tabella1.A2" office:value-type="string">
            <text:p text:style-name="Table_20_Contents">Cornici</text:p>
          </table:table-cell>
          <table:table-cell table:style-name="Tabella1.A2" office:value-type="string">
            <text:p text:style-name="Table_20_Contents"><text:change-start text:change-id="ct120555832"/>Specchio Orizzontale<text:change-end text:change-id="ct120555832"/></text:p>
          </table:table-cell>
          <table:table-cell table:style-name="Tabella1.D2" office:value-type="string">
            <text:p text:style-name="Table_20_Contents"/>
          </table:table-cell>
        </table:table-row>
      </table:table>
      <text:h text:style-name="Heading_20_2" text:outline-level="2">Cornici</text:h>
      <text:p text:style-name="Text_20_body">La cornice deve gestire le trasparenze tramite i canali alfa. </text:p>
      <text:p text:style-name="Text_20_body">La cornice viene inserita manualmente sulla singola foto tramite tutte le facilitazioni attuali di digiphoto (rotazione, zoom, specchio e spostamento della foto dentro la cornice).</text:p>
      <text:p text:style-name="Text_20_body">Dovrebbe ricordasi la geometria per riproporla nelle operazioni analoghe. <text:span text:style-name="T5">Da approfondire</text:span>.</text:p>
      <text:p text:style-name="Text_20_body">Tramite un'altra funzione del programma, è possibile visualizzare la stessa foto con 20 tra le <text:span text:style-name="T5">cornici più belle</text:span> in modo che il cliente possa scegliere a colpo d'occhio. (da definire cosa significa belle).</text:p>
      <text:h text:style-name="Heading_20_1" text:outline-level="1">FORMATI CARTA E PREZZI</text:h>
      <text:p text:style-name="Text_20_body">Si possono definire i formati carta con il loro prezzo (occhio ai decimali e arrotondamenti).</text:p>
      <text:p text:style-name="Text_20_body">Questi formati carta devono essere associati ad una stampante per l'invio automatico. Un formato carta può essere associato ad <text:change-start text:change-id="ct120555936"/><text:span text:style-name="T3">una ed </text:span><text:span text:style-name="T4">una sola</text:span><text:change-end text:change-id="ct120555936"/> stampante. Se una stampante deve stampare più formati, si duplica nel pannello di controllo di Windows.</text:p>
      <text:p text:style-name="Text_20_body">Il programma deve prevedere tanti tasti rapidi di stampa quanti sono i formati carta definiti.</text:p>
      <text:h text:style-name="Heading_20_1" text:outline-level="1">STAMPA</text:h>
      <text:p text:style-name="Text_20_body">Quando si stampa, memorizzare tutto il possibile: la singola foto, il fotografo, il prezzo, il formato carta.</text:p>
      <text:h text:style-name="Heading_20_2" text:outline-level="2"><text:soft-page-break/>Foto</text:h>
      <text:p text:style-name="Text_20_body">Stampa sempre e solo riempiendo l'area stampabile.</text:p>
      <text:p text:style-name="Text_20_body">Stampa con/senza i bordi bianchi opzionale.</text:p>
      <text:p text:style-name="Text_20_body">Stampare sulla foto stampigli configurabili (operatore, giorno, num.fotogramma)</text:p>
      <text:h text:style-name="Heading_20_2" text:outline-level="2">Provini</text:h>
      <text:p text:style-name="Text_20_body">Poter scegliere il numero di provini per numero di righe e colonne (per esempio 5x4, oppure 10x8)</text:p>
      <text:h text:style-name="Heading_20_1" text:outline-level="1">MASTERIZZARE</text:h>
      <text:p text:style-name="Text_20_body">Pilotare direttamente il masterizzatore, oppure semplicemente copiare su di una chiavetta/cartella del computer o della rete.</text:p>
      <text:p text:style-name="Text_20_body">Conteggiare tutte le foto masterizzate (ed un prezzo forfettario).</text:p>
      <text:h text:style-name="Heading_20_1" text:outline-level="1">GESTIONE CODA DI STAMPA</text:h>
      <text:p text:style-name="Text_20_body">Da dentro il programma, poter richiamare la coda di stampa. Se viene eliminata una stampa, occorre stornare i contatori e gli incassi.</text:p>
      <text:h text:style-name="Heading_20_1" text:outline-level="1">INTERFACCIA UTENTE (UI)</text:h>
      <text:p text:style-name="Text_20_body">Due <text:s/>finestre separate. Una per il lavoro, l'altra per lo slide show.</text:p>
      <text:p text:style-name="Text_20_body">Memorizzare e ripristinare la geometria delle finestre.</text:p>
      <text:p text:style-name="Text_20_body">UI in stile touch screen. Videate semplici e tasti grossi.<text:line-break/>Niente menu, niente combo-box o radio-button che sono scomodi.</text:p>
      <text:p text:style-name="Text_20_body">Possibilmente sfruttare lo schermo in full-screen (come se fosse un video gioco), senza le finestre, tutto lo schermo per questa applicazione.</text:p>
      <text:p text:style-name="Text_20_body">Alcune funzioni sfruttare la rotella (es: ruota). </text:p>
      <text:p text:style-name="Text_20_body">Questa richiesta può causare qualche problema strutturale: Poter applicare alcune modifiche alle immagini, direttamente sulla videata di ricerca/libreria senza dover aprire in grande la foto.</text:p>
      <text:h text:style-name="Heading_20_2" text:outline-level="2">Prospettive</text:h>
      <text:p text:style-name="Text_20_body">Gestire diverse prospettive in modo da dare a disposizione i pulsanti e le funzioni appropriate in quel momento.</text:p>
      <text:p text:style-name="Text_20_body">Le prospettive definite sono:</text:p>
      <text:list xml:id="list27446571" text:style-name="L2">
        <text:list-item>
          <text:p text:style-name="P10">Acquisizione<text:tab/><text:tab/>(scarico foto)</text:p>
        </text:list-item>
        <text:list-item>
          <text:p text:style-name="P10">Libreria<text:tab/><text:tab/>(correggere foto e taggare)</text:p>
        </text:list-item>
        <text:list-item>
          <text:p text:style-name="P10">Filtro Ricerca<text:tab/><text:tab/>(serve a filtrare l'archivio)</text:p>
        </text:list-item>
        <text:list-item>
          <text:p text:style-name="P10">Vendita<text:tab/><text:tab/>(stampare le foto e masterizzare)</text:p>
        </text:list-item>
        <text:list-item>
          <text:p text:style-name="P10">Contabilità<text:tab/><text:tab/>(report e chiusure di cassa)</text:p>
        </text:list-item>
        <text:list-item>
          <text:p text:style-name="P10">Utilità/configurazione<text:tab/></text:p>
        </text:list-item>
      </text:list>
      <text:h text:style-name="Heading_20_2" text:outline-level="2">Libreria</text:h>
      <text:p text:style-name="Text_20_body">Caricare in memoria tutti i fotogrammi che soddisfano la ricerca. Il movimento (scroll) avanti ed <text:soft-page-break/>indietro deve essere molto veloce e fluido. Non ci devono essere inciampi.<text:line-break/>Gestire il problema di troppi risultati/paginazione.</text:p>
      <text:h text:style-name="Heading_20_2" text:outline-level="2">Data-Entry</text:h>
      <text:p text:style-name="Text_20_body">L'utente deve poter inserire dati nelle seguenti tabelle:</text:p>
      <text:list xml:id="list27459416" text:style-name="L3">
        <text:list-item>
          <text:p text:style-name="P11">Operatori</text:p>
        </text:list-item>
        <text:list-item>
          <text:p text:style-name="P11">Eventi</text:p>
        </text:list-item>
        <text:list-item>
          <text:p text:style-name="P11">Formati carta/associazione stampanti</text:p>
        </text:list-item>
        <text:list-item>
          <text:p text:style-name="P11">Settaggi e preferenze</text:p>
        </text:list-item>
        <text:list-item>
          <text:p text:style-name="P11">Chiusura di cassa</text:p>
        </text:list-item>
      </text:list>
      <text:p text:style-name="Text_20_body">Prevedere delle maschere di inserimento dati.</text:p>
      <text:h text:style-name="Heading_20_1" text:outline-level="1">ALBUM</text:h>
      <text:p text:style-name="Text_20_body">Sono gestite delle collezioni di foto (album).</text:p>
      <text:p text:style-name="Text_20_body">Esiste sempre un album veloce dove poter mettere le foto che sto per vendere.</text:p>
      <text:p text:style-name="Text_20_body">Gli album possono essere persistiti (memorizzati) per essere richiamati successivamente.</text:p>
      <text:p text:style-name="Text_20_body">Gli album possono essere mandati in stampa completi (per esempio metto 50 foto nell'album e poi le stampo tutte).</text:p>
      <text:p text:style-name="Text_20_body">Gli album possono rimanere in memoria senza essere persistiti. Se l'utente esce dal programma si azzerano.</text:p>
      <text:p text:style-name="Text_20_body">Gli album possono alimentare lo slideshow</text:p>
      <text:h text:style-name="Heading_20_1" text:outline-level="1">SLIDE SHOW</text:h>
      <text:p text:style-name="Text_20_body">Lo slide show (s.s.) gira in una finestra separata.</text:p>
      <text:p text:style-name="Text_20_body">Tramite una funzione è possibile azzerare e svuotare lo slide show.</text:p>
      <text:p text:style-name="Text_20_body">Lo slide show può essere alimentato in due modi diversi:</text:p>
      <text:h text:style-name="Heading_20_2" text:outline-level="2">Automatico</text:h>
      <text:p text:style-name="P4">In questo modo, l'utente imposta un filtro di ricerca e lo slide-show farà ruotare tutte le foto che rientrano in quel filtro, comprese le foto che verranno scaricate nell'immediato futuro.</text:p>
      <text:p text:style-name="P5">Per esempio impostando il filtro su: “Operatore=AA”, Fase del giorno=“Mattina”, Giorno=”Corrente”</text:p>
      <text:p text:style-name="P5">verranno visualizzate solo le foto di questa mattina dell'operatore AA. Quando l'peratore AA scaricherà altre foto nella mattinata, queste sono visualizzate automaticamente.</text:p>
      <text:h text:style-name="Heading_20_2" text:outline-level="2">Manuale</text:h>
      <text:p text:style-name="P4">L'utente può azzerare lo s.s. E caricarlo con delle foto che lui decide. Può selezionare un album intero, oppure delle foto a caso prendendole da tutto l'archivio.</text:p>
      <text:p text:style-name="P4">Questa operazione è additiva, cioè vengono aggiunte foto fino a che non viene azzerato lo s.s.</text:p>
      <text:p text:style-name="Text_20_body">Possibilmente a schermo intero senza bordi, con numero della foto bene in vista.</text:p>
      <text:p text:style-name="Text_20_body"><text:soft-page-break/>Configurabile per velocità.</text:p>
      <text:p text:style-name="Text_20_body">Intercalare di schermate di pubblicità (ci serve per visualizzare il prezzo della foto).</text:p>
      <text:h text:style-name="Heading_20_1" text:outline-level="1">REPORT</text:h>
      <text:p text:style-name="Text_20_body">Il programma deve produrre alcuni report di controllo e riepilogo. I report devono essere molto compatti in modo da stamparli su carta fotografica 15x20.</text:p>
      <text:p text:style-name="Text_20_body">I report non escono direttamente su carta, ma devono avere una anteprima a video.</text:p>
      <text:h text:style-name="Heading_20_2" text:outline-level="2">Giornaliero analitico</text:h>
      <text:p text:style-name="Text_20_body">Si possono visualizzare tutte le foto stampate da tutti gli operatori in un giorno.</text:p>
      <text:p text:style-name="Text_20_body">(da discutere come farlo)</text:p>
      <text:h text:style-name="Heading_20_2" text:outline-level="2">Settimanale riassuntivo</text:h>
      <text:p text:style-name="Text_20_body">Un report settimanale di controllo con riepilogate:</text:p>
      <text:p text:style-name="Text_20_body">Stampate, Scattate, Masterizzate</text:p>
      <text:p text:style-name="Text_20_body">Il report NON è diviso per o<text:change-start text:change-id="ct120556248"/>pe<text:change-end text:change-id="ct120556248"/>ratore, ma rappresenta il totale del punto vendita.</text:p>
      <text:p text:style-name="Text_20_body">Stampare in fondo al foglio un codice a barre che rappresenta un CRC di verifica degli importi stampati, per impedirne la contraffazione (es. con PhotoShop).</text:p>
      <text:p text:style-name="Text_20_body">Un foglio per ogni settima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background-color="#99ccff">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1.161cm" fo:margin-right="0cm" fo:text-indent="-0.76cm" style:auto-text-indent="false" style:page-number="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a Bernardini</meta:initial-creator>
    <meta:creation-date>2011-10-05T22:56:31.03</meta:creation-date>
    <dc:date>2011-10-30T07:35:58.79</dc:date>
    <dc:creator>Luca Bernardini</dc:creator>
    <meta:editing-duration>P2DT10H53M56S</meta:editing-duration>
    <meta:editing-cycles>109</meta:editing-cycles>
    <meta:generator>OpenOffice.org/3.3$Win32 OpenOffice.org_project/330m20$Build-9567</meta:generator>
    <meta:document-statistic meta:table-count="2" meta:image-count="0" meta:object-count="0" meta:page-count="6" meta:paragraph-count="160" meta:word-count="1670" meta:character-count="11022"/>
  </office:meta>
</office:document-meta>
</file>